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9255" officeooo:paragraph-rsid="001792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ter Casey</text:p>
      <text:p text:style-name="P1"/>
      <text:p text:style-name="P1"/>
      <text:p text:style-name="P1">Outline:</text:p>
      <text:p text:style-name="P1"><text:tab/>Intro: Background on passwords, methods of making them better. Perception in media, perception of alternatives in media.</text:p>
      <text:p text:style-name="P1"/>
      <text:p text:style-name="P1"><text:tab/>To the Community: The numbers on people who are actually protected while online, the growing risks to those people. Emphasize the need for better methods.</text:p>
      <text:p text:style-name="P1"/>
      <text:p text:style-name="P1"><text:tab/>Review research into password strengthening and alternatives. (Non-alphanumeric, two-factor authentication, in-browser private key crypto, passfaces(?))</text:p>
      <text:p text:style-name="P1"><text:tab/>Introduce new tools used by mainstream organizations (google, etc) that utilize password alternatives.</text:p>
      <text:p text:style-name="P1"/>
      <text:p text:style-name="P1"><text:tab/>Summary: Tools that allow for better, but still useable, security.</text:p>
      <text:p text:style-name="P1"/>
      <text:p text:style-name="P1"/>
      <text:p text:style-name="P1">References:</text:p>
      <text:p text:style-name="P1"><text:tab/>The Domino Effect of Password Reuse</text:p>
      <text:p text:style-name="P1"><text:tab/><text:tab/>http://delivery.acm.org.ezproxy.library.tufts.edu/10.1145/980000/975820/p75-ives.pdf?ip=130.64.11.153&amp;id=975820&amp;acc=ACTIVE%20SERVICE&amp;key=AA86BE8B6928DDC7%2E4579F4D1C4C67060%2E4D4702B0C3E38B35%2E4D4702B0C3E38B35&amp;CFID=447388812&amp;CFTOKEN=95751104&amp;__acm__=1414265194_357bb16c4747afa5e2f7a97315684918</text:p>
      <text:p text:style-name="P1"><text:tab/>A Physical Key to Your Google Account</text:p>
      <text:p text:style-name="P1"><text:tab/><text:tab/>http://www.technologyreview.com/news/531926/a-physical-key-to-your-google-account/</text:p>
      <text:p text:style-name="P1"><text:tab/>Replacing the password: More secure high-tech alternatives to traditional alphanumerics</text:p>
      <text:p text:style-name="P1"><text:tab/><text:tab/>https://www.patexia.com/feed/replacing-the-password-more-secure-high-tech-alternatives-to-traditional-alphanumerics-3404</text:p>
      <text:p text:style-name="P1"><text:tab/>Passwords Are A Horrible Way To Keep Us Safe — Here Are The Potential Alternatives</text:p>
      <text:p text:style-name="P1"><text:tab/><text:tab/>http://www.businessinsider.com/password-alternatives-2014-5</text:p>
      <text:p text:style-name="P1"><text:tab/>New Survey Shows Sizable Gap Between Americans’ Online Security Perceptions and Actual Practices</text:p>
      <text:p text:style-name="P1"><text:tab/><text:tab/>http://identitytheftnetwork.org/687/new-survey-shows-sizable-gap-between-americans-online-security-perceptions-and-actual-practices</text:p>
      <text:p text:style-name="P1"><text:tab/>FBI Director: Cyber Attacks Could Be Bigger Threat Than Terrorism</text:p>
      <text:p text:style-name="P1"><text:tab/><text:tab/>http://www.pcmag.com/article2/0,2817,2401083,00.asp</text:p>
      <text:p text:style-name="P1"><text:tab/>FBI Can’t Crack Android Pattern-Screen Lock</text:p>
      <text:p text:style-name="P1"><text:tab/><text:tab/>http://www.wired.com/2012/03/fbi-android-phone-lock/</text:p>
      <text:p text:style-name="P1"><text:tab/>A Survey on Password Security Systems</text:p>
      <text:p text:style-name="P1"><text:tab/><text:tab/>http://www.ijecse.org/wp-content/uploads/2013/03/Volume-2Number-2PP-546-548x.pdf</text:p>
      <text:p text:style-name="P1"><text:tab/>Password Memorability and Security: Empirical Results</text:p>
      <text:p text:style-name="P1"><text:tab/><text:tab/>http://homepages.cs.ncl.ac.uk/jeff.yan/jyan_ieee_pwd.pdf</text:p>
      <text:p text:style-name="P1"/>
      <text:p text:style-name="P1"/>
      <text:p text:style-name="P1">Supporting Material:</text:p>
      <text:p text:style-name="P1"><text:tab/>A program that utilizes a physical USB key to decrypt files, as well as giving access to a sample websi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8T13:32:17.124296000</meta:creation-date>
    <dc:date>2014-10-28T13:33:09.042301000</dc:date>
    <meta:editing-duration>P0D</meta:editing-duration>
    <meta:editing-cycles>1</meta:editing-cycles>
    <meta:document-statistic meta:table-count="0" meta:image-count="0" meta:object-count="0" meta:page-count="1" meta:paragraph-count="28" meta:word-count="193" meta:character-count="2244" meta:non-whitespace-character-count="2045"/>
    <meta:generator>LibreOffice/4.1.5.3$MacOSX_x86 LibreOffice_project/1c1366bba2ba2b554cd2ca4d87c06da81c05d24</meta:generator>
  </office:meta>
</office:document-meta>
</file>